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office:automatic-styles>
  <office:body>
    <office:text>
      <text:p text:style-name="Title">Intentional failure and Rihanna’s tattoo as pedagogy</text:p>
      <text:p text:style-name="Author">Bria Sinnott, traduit par Damien Belvèze</text:p>
      <text:p text:style-name="Date">2023-08-20</text:p>
      <text:p text:style-name="Text_20_body">Traduction d’un l’article de Bria Sinnott, bibliothécaire à la Townson University</text:p>
      <text:p text:style-name="Text_20_body">Sinnott, B. (2022). Intentional failure and Rihanna’s tattoo as pedagogy. <text:span text:style-name="T1">The Journal of Academic Librarianship</text:span>, 102569. <text:a xlink:type="simple" xlink:href="https://doi.org/10.1016/j.acalib.2022.102569" office:name=""><text:span text:style-name="Definition">https://doi.org/10.1016/j.acalib.2022.102569</text:span></text:a></text:p>
      <text:p text:style-name="Text_20_body">Les formateurs peuvent passer un temps considérable dans la préparation de leurs séances. La pression est d’autant plus élevée pour les bibliothécaires-formateurs, qui ne disposent peut-être que d’une seule séance pour entrer en contact avec les étudiants et leur enseigner quelque chose d’utile. Il y a ces diaporamas à créer, les activités à dénicher sur le web ou à inventer. Et pour les bibliothécaires, il y a la démonstration d’une recherche dans une base de données, le sujet de recherche type ou la “recherche en boîte” (“canned research”). Ces requêtes que l’on répète avant la séance sont un outil commun dans l’arsenal des bibliothécaires-formateurs et sont mises au point avant la séance, elles sont conçues pour démontrer de quelles manières différentes on peut manipuler des mots-clé et des filtres afin d’obtenir des résultats de qualité. Combien de temps les bibliothécaires passent à forger ce conte de fée de l’expression ou de la chaîne de caractères qui va permettre d’aboutir à la page des résultats dans le cadre de leur séance idéale ? Une page ni trop courte, ni trop longue, avec juste quelques bizarreries pour montrer aux étudiants comment traiter leurs résultats pour qu’ils fassent sens.</text:p>
      <text:p text:style-name="Text_20_body">Cette approche est une méthode durable pour démontrer les fonctionnalités des bases de données, mais elle va à l’encontre de la façon dont nous menons nos recherches dans la vraie vie. Dans le vrai monde, les chercheurs ne sont pas en quête d’une perfection illusoire. Ils cherchent des indices et rassemblent des données qui vont peu à peu donner forme à leur seul sujet d’enquête et vont leur donner l’occasion de réagir aux résultats obtenus et d’apprendre de leurs erreurs. J’en suis venu à considérer que les “démonstrations réchauffées” de recherche dans les bases de données non seulement ne sont pas efficaces mais peuvent en outre entraver le prise de confiance en eux-mêmes des étudiants. La recherche requiert une pensée souple et une anticipation du temps requis pour surmonter les requêtes improductives et les impasses.</text:p>
      <text:p text:style-name="Text_20_body">Les “requêtes en boîte” permettent aux bibliothécaires de se sentir moins vulnérables en tant qu’enseignants, mais convoient aussi une représentation fallacieuse du processus de recherche, qui peut nuire à la confiance que l’étudiant place dans ce processus. Dans cet article, je vais définir et célébrer l’échec comme une étape à part entière du processus de recherche. Je vais aussi conseiller aux bibliothécaires des stratégies de conduite de classe qui considèrent les étudiants comme fiables et autonomes dans leurs propres expériences d’apprentissage, en leur demandant de réagir et de s’adapter à l’échec, un échec obtenu par l’individu qui a leurs yeux possède une autorité sur le sujet de la séance.</text:p>
      <text:p text:style-name="Text_20_body">Il y a un avantage à mener une démonstration qui échoue devant la classe. Ma conception personnelle de l’échec est subjective et non académique, elle se manifeste dans le tatouage de Rihanna (oui, LA Rihanna, l’unique), une simple devise qui dit : “Il n’y a pas d’échec mais toujours une leçon à prendre”. Je suis tombé pour la première fois sur ce tatouage, non pas en lisant un journal <text:span text:style-name="T1">people</text:span>, mais au cours de ma lecture de l’ouvrage d’Adrienne Maree Brown paru en 2017. La similarité de son travail sur le changement des organisations avec le contexte d’une classe m’a frappée. L’échec est une expérience naturelle et humaine, bien que nous cachions souvent nos échecs professionnels afin d’inspirer de l’autorité et de susciter de la confiance. Seule la figure d’autorité -dans ce contexte le formateur- profite de cette stratégie de protection. Ce positionnement sert un résultat analysé par des réformateurs comme Bell Hooks qui ont mis au défi les éducateurs de perturber les hiérarchies au sein de la classe au bénéfice du collectif (Hooks, 2003). Trop souvent, de leurs enseignants ou de leurs mentors, les étudiants ne voient que les produits finaux dans leur forme idéale : un ouvrage publié, une recherche couronnée d’un prix, une exposition acclamée par la critique. Mais ce qu’ils ne voient jamais ce sont les échecs conséquents et perturbants qui leur on permis d’arriver à ces résultats. Trop souvent, nous laissons à nos étudiants la possibilité de croire au mensonge de l’infaillibilité de leurs mentors. Ce récit incomplet du <text:span text:style-name="T1">success model</text:span> universitaire les incite à penser qu’il n’y a que peu de chemins permettant de contourner les obstacles qui s’imposent à eux. La tâche de s’attaquer à ce mensonge -problème inhérent à la recherche- est gigantesque, mais les formateurs sont parfaitement en mesure d’aborder ce problème à plus petite échelle dans la salle de classe. La “recherche réchauffée” peut être imaginée différemment pour initier un apprentissage actif et mené par les apprenants, si vous êtes assez téméraire pour en faire l’essai.</text:p>
      <text:p text:style-name="Text_20_body">Je travaille avec des étudiants de licence et de master dans une université publique de taille moyenne en tant que bibliothécaire-formatrice et contribue à un programme d’enseignement en Arts et communication de première année. Il y a une différence marquée entre des étudiants de première et de dernière année, mais à chaque étape de leur cursus les apprenants peuvent tirer bénéfice du fait d’assister en direct à des échecs. Quand je prépare ma séance, je mets au point ma “requête en boîte” comme d’habitude, mais je la conçois pour qu’elle échoue misérablement, en dépit de toutes les bonnes pratiques et les outils dont je dispose. Une fois, je me suis surprise à dire à mes étudiants “Je ne peux pas anticiper le contenu dont chacune d’entre vous aurez besoin pour votre sujet de recherche” et plusieurs jours après, je me répétais encore cette phrase mentalement. La seule chose que je pouvais anticiper de manière assez certaine est que la majorité des apprenants de la classe seraient frustrés quand ils essaieraient d’utiliser les stratégies que je leur auraient montrées comme pertinentes pour eux. Certains demanderaient de l’aide, certains se débrouilleraient seuls, d’autres encore intérioriseraient leur frustration et l’ajouterait à la liste des raisons pour lesquelles ils ne sont pas à leur place. Une démonstration qui échoue est un moyen d’anticiper cette déconnexion, de rendre pleinement visible la part d’échec inhérent à la recherche sous toutes ses formes. Les étudiants valorisent déjà les échecs qui arrivent dans leurs cours comme “authentiques” (Goodwin et al. 2021), il n’est donc pas abusif d’intégrer l’échec dans l’enseignement des compétences informationnelles dans la mesure où cet échec fait partie des expériences d’un chercheur à l’université.</text:p>
      <text:p text:style-name="Text_20_body">Cette stratégie de cours commence comme la plupart des stratégies traditionnelles en donnant quelques éléments de contexte, au moyen d’un bref exposé, sur ce que les chercheurs expérimentés considèrent comme des stratégies de recherche efficace. Je présente des astuces de recherche éprouvées mais toujours d’actualité : faire une recherche dans une base de données disciplinaire, utiliser des mots-clé, inclure des synonymes ou des termes liés dans la requête et relier les uns avec les autres sous la forme d’une chaîne au moyen de nos opérateurs booléens favoris. J’ai mon exemple de choix pour leur montrer l’efficacité de ces stratégies, mais ce que je continue de cacher aux apprenants à ce moment est que je sais que ma recherche parfaite va échouer. Je l’ai justement conçue pour aboutir à cet échec. L’un des mes exemples est extrait d’un cours sur la méthode de recherche en sciences de la communication pour des étudiants de troisième et quatrième année, cours dans lequel le sujet pris comme exemple consiste en une exploration des relations entre l’usage des réseaux sociaux et le sentiment de jalousie au sein des couples mariés. C’est un sujet de recherche raisonnable et approprié selon la définition commune d’un sujet de recherche, et c’est un sujet <text:span text:style-name="T1">requêtable</text:span>. Pourtant, quand je construis mon équation de recherche dans une base de données en Sciences de la Communication, je ne trouve aucun résultat. Les méthodes utilisées sont académiques, mais l’hypothèse n’est pas vérifiée.</text:p>
      <text:p text:style-name="Text_20_body">C’est là où votre courage personnel est sollicité. La formatrice ou le formateur qui conduit cette activité n’est plus en position de leader mais devient plutôt un.e facilitateur.ice. A ce stade, on espère que les étudiants vont bien vouloir faire des essais et intuitivement découvrir tous les oeufs de Pâques cachés dont vous savez en tant que formateur.ice qu’ils leur seront utiles. Il appartient aux étudiants de se montrer plus malins que le bibliothécaire et de manipuler le système à l’aide de leurs connaissances en matière de recherche d’informations.</text:p>
      <text:p text:style-name="Text_20_body">Parvenue à ce point, je vais demander aux étudiants ce que nous pourrions faire pour avancer. Cela les renvoie à leurs expériences personnelles de recherche qui impliquent rarement un bibliothécaire à leur service. Je leur indique que cet échec ou une version proche de celui-ci leur arrivera dans leurs recherches respectives, quelque soient leur niveau d’expertise en tant que chercheur d’information. C’est le parfait moment pour rappeler aux étudiants que j’ai lu ou entendu un nombre incalculable de fois des gens qui ne “parvenaient pas à trouver quoi que ce soit sur leur sujet” et pas seulement des étudiants mais aussi des membres expérimentés de l’université : étudiants en master, doctorants, et des chercheurs ayant déjà publié, des chercheurs bien établis et des experts renommés qui eux non plus ne peuvent “rien trouver” sur leur sujet de recherche. Je demande aux apprenants de se mettre en paires ou de travailler en petits sous-groupes afin de mener à bien cette recherche et au bout de 15 à 20 minutes, ils vont partager leurs idées. Je leur donne quelques pistes en leur rappelant que les méthodes sont bien orthodoxes mais doivent être interprétées et utilisées de manière souple et je leur demande de réfléchir avec un regard critique sur le type d’information qu’ils devront vraiment produire sur ce sujet. Je leur dis qu’ils ont tous les outils dont ils pourraient avoir besoin à leur disposition et même plus. Ces outils incluent les ressources disponibles depuis le site de la bibliothèque, leurs propres connaissances, leur bibliothécaire ou leur enseignant. Peuvent-ils identifier une source qu’ils pourraient utiliser ? Pourquoi pas trois sources ou bien une pleine page de pistes possibles ? C’est en travaillant qu’ils vont déterminer le but à atteindre. Le succès de cette méthode dépend de façon cruciale de la manière dont vous réussissez à faire de votre classe un lieu qui permettra à vos étudiants d’explorer leurs propres idées en toute sécurité. La prise de risques est connue pour améliorer l’apprentissage quand elle est sollicitée dans un contexte bienveillant (Haworth and Conrad, 1997). Cette approche est rendue difficile pour un bibliothécaire-formateur qui la plupart du temps ne fait qu’intervenir comme visiteur dans cette classe. Mon expérience m’incline à penser que partager les échecs qui font partie de mon travail sous la forme d’anecdotes est un levier simple pour faire disparaître les barrières liées au statut. une autre option est d’enraciner ce cours risqué dans deux principes généraux, comme l’a exposé un bibliothécaire formateur qui travaille au Maryland Institute of College and Art (Ferreti, 2020), à savoir :</text:p>
      <text:list text:style-name="L1">
        <text:list-item>
          <text:p text:style-name="P1">la recherche commence à partir de ce que vous savez</text:p>
        </text:list-item>
        <text:list-item>
          <text:p text:style-name="P1">Vous faites de la recherche tous les jours, même si vous ne l’appelez pas ainsi.</text:p>
        </text:list-item>
      </text:list>
      <text:p text:style-name="First_20_paragraph">Dans la phase où ils songent à des solutions pour corriger cette recherche -parfaite sur le papier mais infructueuse-, aucune piste ne doit être écartée. Si les étudiants se sentent bloqués, demandez-leur de penser à ce qu’ils feraient si la recherche avait lieu en dehors de leurs activités universitaires et rassurez-les sur le fait qu’il n’y a pas d’approche “incorrecte” pour venir à bout de cet échec.</text:p>
      <text:p text:style-name="Text_20_body">Cette méthode implique une diversité de styles d’apprentissage, au sens où David Kolb a formalisé judicieusement ces styles dans le Cycle de l’Apprentissage par l’Expérience. Les apprenants font d’abord une première expérience à travers la présentation des bases de données, comment elles fonctionnent et les opérations linguistiques qui les distinguent (expérience concrète) avant d’observer ces stratégies en action (observation réflexive) et d’assister à leur incapacité à produire des résultats pertinents. Cette réflexivité ouvre la voie à des solutions produites par l’étudiant qui vont refléter leur expérience de recherches menées à titre personnel (conceptualisme abstrait). Finalement, les apprenants jouent avec des solutions et apportent des suggestions pour réduire le problème qui se pose à eux (expérimentation active)(Kolb, 1984).</text:p>
      <text:p text:style-name="Text_20_body">Pendant que les étudiants travaillent ensemble, je me transforme en facilitateur encourageant et espionne les stratégies mises en oeuvre par les étudiants. Il y a de la place pour laisser traîner ses oreilles et faire des suggestions ou clarifier des idées autant que de besoin. Cette incitation douce renforce la confiance de l’élève dans son propre travail et j’ai remarqué que les étudiants étaient plus enclins à partager ce travail avec le groupe quand on le leur demande s’ils ont auparavant obtenu un retour positif sur ce travail alors qu’ils en sont encore à <text:span text:style-name="T1">brainstormer</text:span> leurs idées. Les groupes et les différentes classes tendent à utiliser des stratégies qui vont se différencier selon l’expérience qu’ils ont déjà acquise au moment de la séance. J’en ai vus certains laisser complétement de côté les bases de données et chercher sur Google. D’autres reprennent les stratégies démontrées en les simplifiant, d’autres encore les conservent mais les appliquent à d’autres bases de données. Il est très stimulant de se rendre compte que les options pour surmonter une recherche infructueuse peuvent être quasiment en nombre illimité. On se retrouve en groupe entier et on partage ce qu’on a appris les uns avec les autres. Les étudiants sont souvent stimulés par le fait que l’une de leurs stratégies a un nom établi (comme le fait de “chercher sur l’expression”) ou bien par le fait qu’un autre groupe a fait une tentative identique mais a obtenu un résultat différent. Ils peuvent spontanément partager leur curiosité sur les bases de données : pourquoi sont-elles structurées ainsi ? ou bien découvrir quelles aptitudes ils sont le plus enclins à déployer dans ce cadre. Mon rôle en tant que facilitatrice est de les amener vers une plus grande clarté dans leurs échanges et de garder trace de leurs suggestions. Dans l’absolu, ces traces, les étudiants pourront les enrichir ou les retrouver plus tard, à la manière d’un document partagé ou d’un <text:span text:style-name="T1">padlet</text:span>. Les formateurs doivent être attentifs à conserver l’expression des étudiants mais en lui ajoutant des éléments de contexte pour que ces traces restent lisibles. Ces notes conservées constituent non seulement une ressource pour les étudiants, mais aussi un artefact que vous pouvez utiliser pour évaluer l’apprentissage des étudiants et améliorer de futures séances.</text:p>
      <text:p text:style-name="Text_20_body">Cela peut être inconfortable de se priver du contrôle sur le déroulement de la séance. Commencer par la démonstration d’un échec peut requérir de l’enseignant.e un certain degré d’exposition de soi et de courage. On ressent souvent la pression d’avoir à montrer aux étudiants tout ce qu’ils doivent savoir dans un temps assez court, et décliner son autorité pour leur laisser le soin de trouver par eux-mêmes peut donner l’impression qu’ils n’ont pas besoin de vous et que votre apport n’a guère de valeur. Je vois la formation comme une invitation faite aux apprenants. Une invitation à revenir vers nous et à demander de l’aide quand ils en ont besoin ou une invitation à partager leur curiosité contagieuse. Placer l’échec comme point de départ d’une séance sur la recherche d’information élargit encore cette invitation. cela revient à accueillir les étudiants comme des contributeurs compétents à leurs propres expériences d’apprentissage et les amène à considérer l’échec non plus comme une barrière ou une voie sans issue, mais aussi comme une part vitale de leurs travaux et de leur vie. Quand on part d’un échec, on ne peut que progresser. Le pire qu’il puisse arriver est que les étudiants ne participent pas et n’importe quelle personne qui n’a animé ne serait-ce qu’une seule séance de formation documentaire vous dira que cela arrive même avec les recherches en boîte les plus sophistiquées dont chacun dispose. et quand bien même, vous quitteriez la classe en ayant appris quelque chose à propos de ce à quoi vos étudiants accordent de l’importance et ce dont ils sont capables. Quoi qu’il arrive, souvenez-vous que ce ne sera jamais un échec, mais toujours une leçon.</text:p>
      <text:p text:style-name="Text_20_body">$\newline$ # bibliographie $\newline$ [Brown, 2017](https://www.sciencedirect.com/science/article/pii/S0099133322000854?dgcid=rss_sd_all#bbb0005. a.m. brown Emergent strategy: Shaping change, changing worlds AK Press (2017)</text:p>
      <text:p text:style-name="Text_20_body"><text:a xlink:type="simple" xlink:href="https://www.sciencedirect.com/science/article/pii/S0099133322000854?dgcid=rss_sd_all#bbb0010" office:name=""><text:span text:style-name="Definition">Ferretti, 2020</text:span></text:a> J. Ferretti Disciplines as domination: How interrogating traditional research and knowledge will help make our libraries and archives more equitable Medium (2020) <text:a xlink:type="simple" xlink:href="https://citythatreads.medium.com/disciplines-as-domination-how-interrogating-traditional-research-and-knowledge-will-help-make-our-fe498b8a247a" office:name=""><text:span text:style-name="Definition">https://citythatreads.medium.com/disciplines-as-domination-how-interrogating-traditional-research-and-knowledge-will-help-make-our-fe498b8a247a</text:span></text:a></text:p>
      <text:p text:style-name="Text_20_body"><text:a xlink:type="simple" xlink:href="https://www.sciencedirect.com/science/article/pii/S0099133322000854?dgcid=rss_sd_all#bbb0015" office:name=""><text:span text:style-name="Definition">Goodwin et al., 2021</text:span></text:a> E.C. Goodwin, V. Anokhin, M.J. Gray, D.E. Zajic, J.E. Podrabsky, E.E. Shortlidge Is this science? Students’ experiences of failure make a research-based course feel authentic CBE - Life SciencesEducation, 17 (1) (2021), <text:a xlink:type="simple" xlink:href="https://doi.org/10.1187/cbe.20-07-0149" office:name=""><text:span text:style-name="Definition">10.1187/cbe.20-07-0149</text:span></text:a></text:p>
      <text:p text:style-name="Text_20_body"><text:a xlink:type="simple" xlink:href="https://www.sciencedirect.com/science/article/pii/S0099133322000854?dgcid=rss_sd_all#bbb0020" office:name=""><text:span text:style-name="Definition">Haworth and Conrad, 1997</text:span></text:a> J.G. Haworth, C. Conrad Emblems of quality in higher education: Developing and sustaining high-quality programs Allyn and Bacon (1997)</text:p>
      <text:p text:style-name="Text_20_body"><text:a xlink:type="simple" xlink:href="https://www.sciencedirect.com/science/article/pii/S0099133322000854?dgcid=rss_sd_all#bbb0025" office:name=""><text:span text:style-name="Definition">Hooks, 2003</text:span></text:a> B. Hooks Teaching community: A pedagogy of hope Routledge (2003)</text:p>
      <text:p text:style-name="Text_20_body"><text:a xlink:type="simple" xlink:href="https://www.sciencedirect.com/science/article/pii/S0099133322000854?dgcid=rss_sd_all#bbb0030" office:name=""><text:span text:style-name="Definition">Kolb, 1984</text:span></text:a> D.A. Kolb Experiential learning: Experience as the source of learning and development Prentice-Hall (198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Intentional failure and Rihanna’s tattoo as pedagogy</dc:title>
    <dc:description/>
    <dc:subject/>
    <meta:keyword/>
    <meta:initial-creator>Bria Sinnott, traduit par Damien Belvèze</meta:initial-creator>
    <dc:creator>Bria Sinnott, traduit par Damien Belvèze</dc:creator>
    <meta:creation-date>2023-09-05T14:41:43Z</meta:creation-date>
    <dc:date>2023-09-05T14:41:43Z</dc:date>
    <meta:user-defined meta:name="aliases" meta:value-type="string"/>
    <meta:user-defined meta:name="biblio_style" meta:value-type="string">csl.csl</meta:user-defined>
    <meta:user-defined meta:name="bibliography" meta:value-type="string">obsidian3.bib</meta:user-defined>
    <meta:user-defined meta:name="date" meta:value-type="string">2023-08-20</meta:user-defined>
    <meta:user-defined meta:name="id" meta:value-type="string">20230820_exploitation de l’échec dans les séances de formation</meta:user-defined>
    <meta:user-defined meta:name="link_citations" meta:value-type="string">True</meta:user-defined>
    <meta:user-defined meta:name="subtitle" meta:value-type="string"/>
    <meta:user-defined meta:name="tags" meta:value-type="string"/>
  </office:meta>
</office:document-meta>
</file>